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0000001A7730A32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29cm" svg:height="1.887cm" svg:x="4.91cm" svg:y="5.448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7.749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0.049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cm" svg:y="12.176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4.477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6.677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cm" svg:y="3.289cm">
          <draw:image xlink:href="Pictures/10000201000000B0000001A7730A32DF.png" xlink:type="simple" xlink:show="embed" xlink:actuate="onLoad">
            <text:p/>
          </draw:image>
        </draw:frame>
        <draw:frame draw:style-name="gr2" draw:text-style-name="P2" draw:layer="layout" svg:width="1.905cm" svg:height="1.139cm" svg:x="5.653cm" svg:y="4.428cm">
          <draw:text-box>
            <text:p text:style-name="P2"><text:span text:style-name="T1">PO</text:span></text:p>
          </draw:text-box>
        </draw:frame>
        <draw:frame draw:style-name="gr2" draw:text-style-name="P2" draw:layer="layout" svg:width="1.905cm" svg:height="1.139cm" svg:x="5.654cm" svg:y="6.529cm">
          <draw:text-box>
            <text:p text:style-name="P2"><text:span text:style-name="T1">SM</text:span></text:p>
          </draw:text-box>
        </draw:frame>
        <draw:frame draw:style-name="gr2" draw:text-style-name="P2" draw:layer="layout" svg:width="1.905cm" svg:height="1.139cm" svg:x="5.654cm" svg:y="8.829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5.655cm" svg:y="11.1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5.655cm" svg:y="13.2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5.655cm" svg:y="15.5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5.655cm" svg:y="17.73cm">
          <draw:text-box>
            <text:p text:style-name="P2"><text:span text:style-name="T1">Dev</text:span></text:p>
          </draw:text-box>
        </draw:frame>
        <draw:frame draw:style-name="gr1" draw:text-style-name="P1" draw:layer="layout" svg:width="1.029cm" svg:height="1.887cm" svg:x="9.71cm" svg:y="5.448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9.711cm" svg:y="7.749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9.711cm" svg:y="10.049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9.71cm" svg:y="12.176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9.711cm" svg:y="14.477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9.711cm" svg:y="16.677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9.71cm" svg:y="3.289cm">
          <draw:image xlink:href="Pictures/10000201000000B0000001A7730A32DF.png" xlink:type="simple" xlink:show="embed" xlink:actuate="onLoad">
            <text:p/>
          </draw:image>
        </draw:frame>
        <draw:frame draw:style-name="gr2" draw:text-style-name="P2" draw:layer="layout" svg:width="1.905cm" svg:height="1.139cm" svg:x="10.453cm" svg:y="4.428cm">
          <draw:text-box>
            <text:p text:style-name="P2"><text:span text:style-name="T1">PO</text:span></text:p>
          </draw:text-box>
        </draw:frame>
        <draw:frame draw:style-name="gr2" draw:text-style-name="P2" draw:layer="layout" svg:width="1.905cm" svg:height="1.139cm" svg:x="10.454cm" svg:y="6.529cm">
          <draw:text-box>
            <text:p text:style-name="P2"><text:span text:style-name="T1">SM</text:span></text:p>
          </draw:text-box>
        </draw:frame>
        <draw:frame draw:style-name="gr2" draw:text-style-name="P2" draw:layer="layout" svg:width="1.905cm" svg:height="1.139cm" svg:x="10.454cm" svg:y="8.829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10.455cm" svg:y="11.1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10.455cm" svg:y="13.2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10.455cm" svg:y="15.5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10.455cm" svg:y="17.73cm">
          <draw:text-box>
            <text:p text:style-name="P2"><text:span text:style-name="T1">Dev</text:span></text:p>
          </draw:text-box>
        </draw:frame>
        <draw:frame draw:style-name="gr1" draw:text-style-name="P1" draw:layer="layout" svg:width="1.029cm" svg:height="1.887cm" svg:x="14.41cm" svg:y="5.448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14.411cm" svg:y="7.749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14.411cm" svg:y="10.049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14.41cm" svg:y="12.176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14.411cm" svg:y="14.477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14.411cm" svg:y="16.677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14.41cm" svg:y="3.289cm">
          <draw:image xlink:href="Pictures/10000201000000B0000001A7730A32DF.png" xlink:type="simple" xlink:show="embed" xlink:actuate="onLoad">
            <text:p/>
          </draw:image>
        </draw:frame>
        <draw:frame draw:style-name="gr2" draw:text-style-name="P2" draw:layer="layout" svg:width="1.905cm" svg:height="1.139cm" svg:x="15.153cm" svg:y="4.428cm">
          <draw:text-box>
            <text:p text:style-name="P2"><text:span text:style-name="T1">PO</text:span></text:p>
          </draw:text-box>
        </draw:frame>
        <draw:frame draw:style-name="gr2" draw:text-style-name="P2" draw:layer="layout" svg:width="1.905cm" svg:height="1.139cm" svg:x="15.154cm" svg:y="6.529cm">
          <draw:text-box>
            <text:p text:style-name="P2"><text:span text:style-name="T1">SM</text:span></text:p>
          </draw:text-box>
        </draw:frame>
        <draw:frame draw:style-name="gr2" draw:text-style-name="P2" draw:layer="layout" svg:width="1.905cm" svg:height="1.139cm" svg:x="15.154cm" svg:y="8.829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15.155cm" svg:y="11.1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15.155cm" svg:y="13.2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15.155cm" svg:y="15.5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15.155cm" svg:y="17.73cm">
          <draw:text-box>
            <text:p text:style-name="P2"><text:span text:style-name="T1">Dev</text:span></text:p>
          </draw:text-box>
        </draw:frame>
        <draw:custom-shape draw:style-name="gr3" draw:text-style-name="P1" draw:layer="layout" svg:width="23.114cm" svg:height="2.032cm" svg:x="3.54cm" svg:y="3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5cm" svg:height="1.143cm" svg:x="18.78cm" svg:y="3.921cm">
          <draw:text-box>
            <text:p text:style-name="P2"><text:span text:style-name="T1">PO Community</text:span></text:p>
          </draw:text-box>
        </draw:frame>
        <draw:frame draw:style-name="gr1" draw:text-style-name="P1" draw:layer="layout" svg:width="1.029cm" svg:height="1.887cm" svg:x="4.91cm" svg:y="5.448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7.749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0.049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cm" svg:y="12.176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4.477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1cm" svg:y="16.677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1.029cm" svg:height="1.887cm" svg:x="4.91cm" svg:y="3.289cm">
          <draw:image xlink:href="Pictures/10000201000000B0000001A7730A32DF.png" xlink:type="simple" xlink:show="embed" xlink:actuate="onLoad">
            <text:p/>
          </draw:image>
        </draw:frame>
        <draw:frame draw:style-name="gr2" draw:text-style-name="P2" draw:layer="layout" svg:width="1.905cm" svg:height="1.139cm" svg:x="5.653cm" svg:y="4.428cm">
          <draw:text-box>
            <text:p text:style-name="P2"><text:span text:style-name="T1">PO</text:span></text:p>
          </draw:text-box>
        </draw:frame>
        <draw:frame draw:style-name="gr2" draw:text-style-name="P2" draw:layer="layout" svg:width="1.905cm" svg:height="1.139cm" svg:x="5.654cm" svg:y="6.529cm">
          <draw:text-box>
            <text:p text:style-name="P2"><text:span text:style-name="T1">SM</text:span></text:p>
          </draw:text-box>
        </draw:frame>
        <draw:frame draw:style-name="gr2" draw:text-style-name="P2" draw:layer="layout" svg:width="1.905cm" svg:height="1.139cm" svg:x="5.654cm" svg:y="8.829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5.655cm" svg:y="11.1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5.655cm" svg:y="13.2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5.655cm" svg:y="15.53cm">
          <draw:text-box>
            <text:p text:style-name="P2"><text:span text:style-name="T1">Dev</text:span></text:p>
          </draw:text-box>
        </draw:frame>
        <draw:frame draw:style-name="gr2" draw:text-style-name="P2" draw:layer="layout" svg:width="1.905cm" svg:height="1.139cm" svg:x="5.655cm" svg:y="17.73cm">
          <draw:text-box>
            <text:p text:style-name="P2"><text:span text:style-name="T1">Dev</text:span></text:p>
          </draw:text-box>
        </draw:frame>
        <draw:custom-shape draw:style-name="gr3" draw:text-style-name="P1" draw:layer="layout" svg:width="23.114cm" svg:height="2.032cm" svg:x="3.54cm" svg:y="5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5cm" svg:height="1.143cm" svg:x="18.78cm" svg:y="5.826cm">
          <draw:text-box>
            <text:p text:style-name="P2"><text:span text:style-name="T1">SM Community</text:span></text:p>
          </draw:text-box>
        </draw:frame>
        <draw:custom-shape draw:style-name="gr3" draw:text-style-name="P1" draw:layer="layout" svg:width="23.114cm" svg:height="2.032cm" svg:x="3.54cm" svg:y="7.7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5cm" svg:height="1.143cm" svg:x="18.78cm" svg:y="8.227cm">
          <draw:text-box>
            <text:p text:style-name="P2"><text:span text:style-name="T1">FE Community</text:span></text:p>
          </draw:text-box>
        </draw:frame>
        <draw:custom-shape draw:style-name="gr3" draw:text-style-name="P1" draw:layer="layout" svg:width="23.114cm" svg:height="2.032cm" svg:x="3.541cm" svg:y="9.9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35cm" svg:height="1.143cm" svg:x="18.78cm" svg:y="10.428cm">
          <draw:text-box>
            <text:p text:style-name="P2"><text:span text:style-name="T1">BE Community</text:span></text:p>
          </draw:text-box>
        </draw:frame>
        <draw:custom-shape draw:style-name="gr3" draw:text-style-name="P1" draw:layer="layout" svg:width="23.114cm" svg:height="2.032cm" svg:x="3.542cm" svg:y="12.1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3.114cm" svg:height="2.032cm" svg:x="3.542cm" svg:y="14.3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3.114cm" svg:height="2.032cm" svg:x="3.542cm" svg:y="16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7.62cm" svg:height="1.143cm" svg:x="18.78cm" svg:y="12.684cm">
          <draw:text-box>
            <text:p text:style-name="P2"><text:span text:style-name="T1">Continuous Delivery</text:span></text:p>
          </draw:text-box>
        </draw:frame>
        <draw:frame draw:style-name="gr4" draw:text-style-name="P2" draw:layer="layout" svg:width="7.62cm" svg:height="1.143cm" svg:x="18.78cm" svg:y="14.885cm">
          <draw:text-box>
            <text:p text:style-name="P2"><text:span text:style-name="T1">Architecture Com.</text:span></text:p>
          </draw:text-box>
        </draw:frame>
        <draw:frame draw:style-name="gr4" draw:text-style-name="P2" draw:layer="layout" svg:width="7.62cm" svg:height="1.143cm" svg:x="18.907cm" svg:y="17.256cm">
          <draw:text-box>
            <text:p text:style-name="P2"><text:span text:style-name="T1">Other Community</text:span></text:p>
          </draw:text-box>
        </draw:frame>
        <draw:custom-shape draw:style-name="gr5" draw:text-style-name="P1" draw:layer="layout" svg:width="2.921cm" svg:height="17.399cm" svg:x="4.529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921cm" svg:height="1.143cm" svg:x="4.529cm" svg:y="1.708cm">
          <draw:text-box>
            <text:p text:style-name="P2"><text:span text:style-name="T1">Team 1</text:span></text:p>
          </draw:text-box>
        </draw:frame>
        <draw:frame draw:style-name="gr4" draw:text-style-name="P2" draw:layer="layout" svg:width="2.921cm" svg:height="1.143cm" svg:x="9.53cm" svg:y="1.709cm">
          <draw:text-box>
            <text:p text:style-name="P2"><text:span text:style-name="T1">Team 2</text:span></text:p>
          </draw:text-box>
        </draw:frame>
        <draw:frame draw:style-name="gr4" draw:text-style-name="P2" draw:layer="layout" svg:width="2.921cm" svg:height="1.143cm" svg:x="14.23cm" svg:y="1.709cm">
          <draw:text-box>
            <text:p text:style-name="P2"><text:span text:style-name="T1">Team n</text:span></text:p>
          </draw:text-box>
        </draw:frame>
        <draw:custom-shape draw:style-name="gr5" draw:text-style-name="P1" draw:layer="layout" svg:width="2.921cm" svg:height="17.399cm" svg:x="9.429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21cm" svg:height="17.399cm" svg:x="14.229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5:34:43.157643024</meta:creation-date>
    <dc:date>2016-12-06T15:54:17.431577544</dc:date>
    <meta:editing-duration>PT4M22S</meta:editing-duration>
    <meta:editing-cycles>1</meta:editing-cycles>
    <meta:document-statistic meta:object-count="76"/>
    <meta:generator>LibreOffice/4.2.8.2$Linux_X86_64 LibreOffice_project/420m0$Build-2</meta:generator>
  </office:meta>
</office:document-meta>
</file>